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style:font-name="Courier New"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Plain_5f_heading_5f_1">
      <style:paragraph-properties fo:break-before="page"/>
    </style:style>
    <style:style style:name="P11" style:family="paragraph" style:parent-style-name="Standard">
      <style:paragraph-properties fo:margin-left="0.028in" fo:margin-right="0in" fo:text-indent="0in" style:auto-text-indent="false"/>
    </style:style>
    <style:style style:name="P12" style:family="paragraph" style:parent-style-name="Preformatted_20_Text">
      <style:text-properties fo:font-weight="normal" style:font-weight-asian="normal" style:font-weight-complex="normal"/>
    </style:style>
    <style:style style:name="P13" style:family="paragraph" style:parent-style-name="Preformatted_20_Text">
      <style:paragraph-properties fo:margin-top="0in" fo:margin-bottom="0.1965in"/>
    </style:style>
    <style:style style:name="P14" style:family="paragraph" style:parent-style-name="Text_20_body">
      <style:text-properties fo:font-weight="bold" style:font-weight-asian="bold" style:font-weight-complex="bold"/>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Standard">
      <style:text-properties officeooo:rsid="000826c7" officeooo:paragraph-rsid="000826c7"/>
    </style:style>
    <style:style style:name="P17"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8" style:family="paragraph" style:parent-style-name="spectext" style:list-style-name="">
      <style:paragraph-properties fo:break-before="page"/>
    </style:style>
    <style:style style:name="T1" style:family="text">
      <style:text-properties officeooo:rsid="000826c7"/>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0000ff" fo:font-weight="bold" style:font-weight-asian="bold" style:font-weight-complex="bold"/>
    </style:style>
    <style:style style:name="T8" style:family="text">
      <style:text-properties fo:color="#00ae00" fo:font-weight="bold" style:font-weight-asian="bold" style:font-weight-complex="bold"/>
    </style:style>
    <style:style style:name="T9" style:family="text">
      <style:text-properties officeooo:rsid="000881a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1789605827" text:style-name="Numbering_20_1">
            <text:list-header>
              <text:p text:style-name="P17">6502 Machine Language</text:p>
            </text:list-header>
          </text:list>
          <text:p text:style-name="P3">by Ted Kosan</text:p>
        </draw:text-box>
      </draw:frame>
      <draw:frame draw:style-name="fr1" draw:name="Frame2" text:anchor-type="page" text:anchor-page-number="1" svg:x="2.3654in" svg:y="6.3484in" svg:width="3.6339in" draw:z-index="6">
        <draw:text-box fo:min-height="1.1327in">
          <text:p text:style-name="P4">Part of The Professor And Pat series (professorandpat.org)</text:p>
          <text:p text:style-name="P5"/>
          <text:p text:style-name="P6"><text:span text:style-name="T4">Copyright </text:span><text:span text:style-name="T5">©</text:span><text:span text:style-name="T4">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1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5">How The Dump Command Displays Memory Locations<text:tab/>3</text:p>
            <text:p text:style-name="P15">American Standard Code For Information Interchange (ASCII)<text:tab/>4</text:p>
            <text:p text:style-name="P15">The Dump Command And The Enter Command<text:tab/>8</text:p>
            <text:p text:style-name="P15">The Register Command<text:tab/>11</text:p>
            <text:p text:style-name="P15">A Simple Machine Language Program<text:tab/>13</text:p>
            <text:p text:style-name="P15">Addressing Modes<text:tab/>14</text:p>
            <text:p text:style-name="P15">The Unassemble Command<text:tab/>16</text:p>
            <text:p text:style-name="P15">The Go Command<text:tab/>18</text:p>
            <text:p text:style-name="P15">The Trace Command<text:tab/>20</text:p>
            <text:p text:style-name="P15">Exercises<text:tab/>24</text:p>
          </text:index-body>
        </text:table-of-content>
        <text:p text:style-name="P11"/>
      </text:section>
      <text:p text:style-name="P11"/>
      <text:p text:style-name="P10">How The Dump Command Displays Memory Locations</text:p>
      <text:p text:style-name="Standard">"Now that you understand what binary numerals and hexadecimal numerals are Pat," I said "we can go back to the output from the Dump command and study it. <text:s/>By the way, the word <text:span text:style-name="T2">hex</text:span> is often used as a shorter version of hexadecimal and we will <text:span text:style-name="T9">be </text:span>using both words from now on. <text:s/>The Dump command shows the contents of a computer's memory locations and its output is arranged in 3 columns." <text:s/>I recreated the Dump command's output on the whiteboard and labeled each column. (see Fig. 1)</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2">center</text:span> column shows the contents of 16 consecutive memory locations," I said "and each row in the <text:span text:style-name="T2">left</text:span> column contains the address of the first byte in that row. <text:s/>For example, the byte <text:span text:style-name="T2">4C </text:span><text:span text:style-name="T6">hex</text:span> is in memory location E000, <text:span text:style-name="T2">1B </text:span><text:span text:style-name="T6">hex</text:span> is in location E001, and <text:span text:style-name="T2">E0</text:span> hex is in location E002. <text:s/>Toward the end of the top row, <text:span text:style-name="T2">F3</text:span> hex is in location E00E and <text:span text:style-name="T2">4C</text:span> hex is in location E00F. <text:s/>We will discuss the <text:span text:style-name="T2">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2">American Standard Code for Information Interchange</text:span>, or <text:span text:style-name="T2">ASCII</text:span>, which associates all of the symbols <text:soft-page-break/>(or <text:span text:style-name="T2">characters)</text:span> on a keyboard with the numerals between 0 and 127 in the decimal numeral system. <text:s/>Since 0 through 127 in the decimal numeral system is equivalent to 0 through 7F in the hexadecimal numeral system, the ASCII <text:span text:style-name="T6">characters</text:span> can also be thought of as being associated with these hexadecimal numerals too."</text:p>
      <text:p text:style-name="Standard"/>
      <text:p text:style-name="Standard">"Does this mean that the ASCII <text:span text:style-name="T6">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2">right</text:span> column of the Dump command's output contains 16 ASCII <text:span text:style-name="T6">characters</text:span>," I said "and each of these <text:span text:style-name="T6">characters</text:span> is matched with one of the 16 bytes in the <text:span text:style-name="T2">center</text:span> column. <text:s/>The leftmost byte is matched with the leftmost ASCII character, the next byte to the right is matched with the next ASCII character, and so on. <text:s/>The ASCII characters that are <text:span text:style-name="T2">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2">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2">Carriage Return</text:span>, it moves the cursor to the left side of the display. <text:s/>When it receives a <text:span text:style-name="T2">Linefeed</text:span> character, it drops the cursor down to the next line. <text:s/>Some computers use the <text:span text:style-name="T2">Linefeed</text:span> character to move the cursor to the left side of the display, and also drop it down one line, in one operation. <text:s/>When it is used in this manner it is called a <text:span text:style-name="T2">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Pip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2">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print) the contents of the specified address locations. <text:s/>Each line of the <text:soft-page-break/>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2">start address</text:span> is optional and if a <text:span text:style-name="T2">start address</text:span> is passed, then including an <text:span text:style-name="T2">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2">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2">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enter one byte or a list of bytes directly into memory at a specified address.</text:p>
      <text:p text:style-name="Preformatted_20_Text"/>
      <text:p text:style-name="Preformatted_20_Text"><text:soft-page-break/>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2">e 0200 41 &lt;enter&gt;</text:span> followed by <text:span text:style-name="T2">d 0200 024f &lt;enter&gt;</text:span> in the telnet window and the following information was displayed:</text:p>
      <text:p text:style-name="Standard"/>
      <text:p text:style-name="P12">-e 0200 41</text:p>
      <text:p text:style-name="P12"/>
      <text:p text:style-name="P12">-d 0200 024f</text:p>
      <text:p text:style-name="Preformatted_20_Text"/>
      <text:p text:style-name="Preformatted_20_Text">0200 <text:s/><text:span text:style-name="T7">41</text:span> 00 00 00 00 00 00 00 - 00 00 00 00 00 00 00 00 <text:s/><text:span text:style-name="T7">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
      <text:p text:style-name="Preformatted_20_Text">0200 <text:s/>41 <text:span text:style-name="T7">42 43</text:span> 00 00 00 00 00 - 00 00 00 00 00 00 00 00 <text:s/>ABC............. </text:p>
      <text:p text:style-name="Preformatted_20_Text">0210 <text:s/>00 00 00 00 00 00 00 00 - 00 00 00 00 00 00 00 00 <text:s/>................ </text:p>
      <text:p text:style-name="Preformatted_20_Text"><text:soft-page-break/>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2">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2">Program Counter</text:span> register and the <text:span text:style-name="T2">'A'</text:span> register but there four registers in this listing we have not discussed yet and one register we have discussed which is missing. <text:s/>The register which is missing is the <text:span text:style-name="T2">Instruction Register</text:span> and the reason for this is because it is not directly accessible by the programmer.</text:p>
      <text:p text:style-name="Standard"/>
      <text:p text:style-name="Standard"><text:soft-page-break/>In addition to the 'A' register, the 6502 contains 2 <text:span text:style-name="T2">index</text:span> registers called register <text:span text:style-name="T2">X (XR in the listing)</text:span> and register <text:span text:style-name="T2">Y (YR in the listing)</text:span>. <text:s/>The index registers can be used for a number of purposes. <text:s/>One purpose they serve is to allow the CPU to access a desired memory location by holding a value which indicates how many locations ahead in memory from a <text:span text:style-name="T2">'base'</text:span> address this memory location is. <text:s/>These two index registers can also be used as counters and to temporarily hold values.</text:p>
      <text:p text:style-name="Standard"/>
      <text:p text:style-name="Standard">The <text:span text:style-name="T2">Stack Pointer register (SP in the listing)</text:span> and the <text:span text:style-name="T2">Status Register (SR in the listing)</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Notice that all of the registers and memory locations are 8 bits wide except for the program counter, which is 16 bits wide." I said.</text:p>
      <text:p text:style-name="Standard"/>
      <text:p text:style-name="Standard"><text:soft-page-break/>"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2">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7">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Earlier, we created a small machine language program that added 10 decimal to 5 decimal then placed the sum into a memory location. <text:s/>I will write this program on the whiteboard and include the assembly language <text:soft-page-break/>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5"><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2">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LoaD A register) Instruction</text:p>
      <text:p text:style-name="Standard"/>
      <text:p text:style-name="P8">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Absolute,Y <text:s text:c="3"/>LDA 02A0h,Y <text:s text:c="3"/>B9 <text:s text:c="5"/>3 <text:s text:c="2"/></text:p>
      <text:p text:style-name="Preformatted_20_Text">Indirect,X <text:s text:c="3"/>LDA (20h,X) <text:s text:c="3"/>A1 <text:s text:c="5"/>2 <text:s/></text:p>
      <text:p text:style-name="P13">Indirect,Y <text:s text:c="3"/>LDA (20h),Y <text:s text:c="3"/>B1 <text:s text:c="5"/>2 <text:s text:c="2"/></text:p>
      <text:p text:style-name="Standard"><text:soft-page-break/>"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2">immediate</text:span> addressing mode indicates that the data the instruction is going to work on has been placed <text:span text:style-name="T2">immediately</text:span> after the <text:span text:style-name="T2">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2">'d'</text:span> is placed at the end of a numeral, it indicates that it is a <text:span text:style-name="T2">decimal</text:span> numeral. <text:s/>An <text:span text:style-name="T2">'h'</text:span> at the end of a numeral indicates that it is a <text:span text:style-name="T2">hexadecimal</text:span> numeral and a <text:span text:style-name="T2">'b'</text:span> at the end of a numeral indicates that it is a <text:span text:style-name="T2">binary</text:span> numeral.</text:p>
      <text:p text:style-name="Standard"/>
      <text:p text:style-name="Standard"><text:span text:style-name="T2">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2">Absolute,X</text:span> and <text:span text:style-name="T2">Absolute,Y</text:span> addressing modes are similar to the normal <text:span text:style-name="T2">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he <text:span text:style-name="T2">Indirect,X</text:span> and <text:span text:style-name="T2">Indirect,Y</text:span> addressing modes are somewhat advanced and therefore I will wait until you have gained some programming experience before explaining them."</text:p>
      <text:p text:style-name="Standard"/>
      <text:p text:style-name="Standard"><text:soft-page-break/>"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text:bookmark-start text:name="DDE_LINK"/>-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bookmark-end text:name="DDE_LINK"/></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text:soft-page-break/>"It is called <text:span text:style-name="T2">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2">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text:soft-page-break/>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2">software interrupt </text:span><text:span text:style-name="T6">and an interrupt causes the Program Counter to be set to a predefined address in memory where a special program called an </text:span><text:span text:style-name="T2">interrupt handler</text:span><text:span text:style-name="T6"> has been placed. <text:s/>We will discuss interrupts later but for now you can think of the BRK command as the instruction that ends a program. <text:s/>When a BRK </text:span><text:span text:style-name="T6">instruction is executed, control will be transfered from the program back to the monitor."</text:span></text:p>
      <text:p text:style-name="P9"/>
      <text:p text:style-name="P9">"How do we run a program?" asked Pat.</text:p>
      <text:p text:style-name="P9"/>
      <text:p text:style-name="P9">"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text:soft-page-break/></text:p>
      <text:p text:style-name="Preformatted_20_Text">0200 <text:s/>A9 0A 69 05 8D 08 02 00 - <text:span text:style-name="T7">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7">00</text:span> <text:s text:c="8"/>FE <text:s text:c="7"/>FF <text:s text:c="7"/>FD <text:s text:c="6"/>00010100</text:p>
      <text:p text:style-name="Preformatted_20_Text"/>
      <text:p text:style-name="Standard">"Now, execute the program by entering <text:span text:style-name="T2">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7">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text:soft-page-break/>"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7">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he Trace Command</text:p>
      <text:p text:style-name="Standard">"The monitor command that allows a program to be executed 1 instruction at a time is called the <text:span text:style-name="T2">Trace</text:span> and here is its section in the umon65 manual." <text:s/>I brought up this section on the monitor and we both read it: </text:p>
      <text:p text:style-name="Standard"/>
      <text:p text:style-name="Preformatted_20_Text"><text:soft-page-break/>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text:soft-page-break/>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7">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7">00</text:span> <text:s text:c="8"/>FC <text:s text:c="7"/>00 <text:s text:c="7"/>FD <text:s text:c="6"/>00010110</text:p>
      <text:p text:style-name="Preformatted_20_Text"/>
      <text:p text:style-name="Standard">"Now," I said "enter a <text:span text:style-name="T2">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7">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text:soft-page-break/>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7">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7">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text:soft-page-break/>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7">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P16">1a) What assembly language instruction is at E000 in memory?</text:p>
      <text:p text:style-name="P16">1b) What assembly language instruction is at E05E in memory?</text:p>
      <text:p text:style-name="Standard"/>
      <text:p text:style-name="Standard">2) Write a machine language program that adds the numbers 1,2,3,4,5, and 6 together and places the sum into location 0275h. <text:s/>Begin the program at 0200h. <text:s/>Run the program and verify that it works correctly (if you would like to save your program, unassemble it, highlight the unassembled program with the mouse, and then type &lt;ctrl&gt;c to copy it. <text:s/>It can then be pasted into a MathPiper file or another application such as a text editor.)</text:p>
      <text:p text:style-name="Standard"/>
      <text:p text:style-name="P14">Hint for this exercise:</text:p>
      <text:p text:style-name="Text_20_body">My recommendation for how to complete exercise 2 is to use the program given in Figure 3 as a starting point. <text:s/>Here is the program:</text:p>
      <text:p text:style-name="Text_20_body"><text:soft-page-break/></text:p>
      <text:p text:style-name="Preformatted_20_Text">0200 A9 0A <text:tab/> <text:s text:c="3"/>lda #10d</text:p>
      <text:p text:style-name="Preformatted_20_Text">0202 69 05<text:tab/> <text:s text:c="3"/>adc #5d</text:p>
      <text:p text:style-name="Preformatted_20_Text">0204 8D 08 02 <text:s text:c="2"/>sta 0208h</text:p>
      <text:p text:style-name="Preformatted_20_Text">0207 00<text:tab/> <text:s text:c="3"/>brk</text:p>
      <text:p text:style-name="Text_20_body"/>
      <text:p text:style-name="Text_20_body">And here is how to use the monitor's Enter command to place this program into the emulator's memory one byte at a time:</text:p>
      <text:p text:style-name="Text_20_body"/>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Text_20_body">You can verify that the program's instruction numbers have been entered correctly using the Dump command:</text:p>
      <text:p text:style-name="Text_20_body"/>
      <text:p text:style-name="Preformatted_20_Text">-d 0200</text:p>
      <text:p text:style-name="Preformatted_20_Text"/>
      <text:p text:style-name="Preformatted_20_Text">0200 <text:s/>A9 0A 69 05 8D 08 02 00 - 00 00 00 00 00 00 00 00 <text:s/>..i............. </text:p>
      <text:p text:style-name="Text_20_body"/>
      <text:p text:style-name="Text_20_body">But it is more useful to use the Unassemble command to look at these numbers because it also gives the mnemonic form of each instruction:</text:p>
      <text:p text:style-name="Text_20_body"/>
      <text:p text:style-name="Preformatted_20_Text">0200 <text:s/>A9 <text:span text:style-name="T7">0A</text:span>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
      <text:p text:style-name="Text_20_body"/>
      <text:p text:style-name="Text_20_body">The exercise wants us to calculate 1 + 2 + 3 + 4 + 5 + 6 and a good place to start is to add 1 + 2. <text:s/>In order to do this the first instruction in the <text:soft-page-break/>example program needs to load 1 into the 'A' register instead of 10. <text:s/>The opcode and operand for <text:span text:style-name="T2">lda #10d</text:span> are <text:span text:style-name="T2">A9</text:span> and 0A<text:span text:style-name="T2">.</text:span> <text:s/>The 0A is the hex equivalent for 10 decimal so if we change this 0A into a <text:span text:style-name="T7">01</text:span>, then the first instruction will load <text:span text:style-name="T7">01</text:span> into the 'A' register instead of 10.</text:p>
      <text:p text:style-name="Text_20_body">Before we can change the 0A into <text:span text:style-name="T7">01</text:span>, we need to know what address it is at. <text:s/>If the A9 is at address 0200, then the 0A must be at address 0201. <text:s/>The Enter command can now be used to change the number:</text:p>
      <text:p text:style-name="Text_20_body"/>
      <text:p text:style-name="Preformatted_20_Text">-e 0201 01</text:p>
      <text:p text:style-name="Preformatted_20_Text"/>
      <text:p text:style-name="Preformatted_20_Text">-u 020<text:span text:style-name="T9">0</text:span></text:p>
      <text:p text:style-name="Preformatted_20_Text"/>
      <text:p text:style-name="Preformatted_20_Text">0200 <text:s/>A9 <text:span text:style-name="T7">01</text:span> <text:s text:c="4"/>LDA #01h</text:p>
      <text:p text:style-name="Preformatted_20_Text">0202 <text:s/>69 <text:span text:style-name="T8">05</text:span> <text:s text:c="4"/>ADC #05h</text:p>
      <text:p text:style-name="Preformatted_20_Text">0204 <text:s/>8D 08 02 <text:s/>STA 0208h</text:p>
      <text:p text:style-name="Preformatted_20_Text">0207 <text:s/>00 <text:s text:c="7"/>BRK </text:p>
      <text:p text:style-name="Text_20_body"/>
      <text:p text:style-name="Text_20_body">This is a step in the right direction. <text:s/>The next thing we need to do is to add 2 to the 'A' register instead of adding 5 to it. <text:s/>This can be done by changing the operand byte in the <text:span text:style-name="T2">ADC #05h</text:span> instruction from a <text:span text:style-name="T8">05</text:span> to a <text:span text:style-name="T8">02</text:span> using the Enter command:</text:p>
      <text:p text:style-name="Preformatted_20_Text">-e 0203 02</text:p>
      <text:p text:style-name="Preformatted_20_Text"/>
      <text:p text:style-name="Preformatted_20_Text">-u 0200</text:p>
      <text:p text:style-name="Preformatted_20_Text"/>
      <text:p text:style-name="Preformatted_20_Text">0200 <text:s/>A9 01 <text:s text:c="4"/>LDA #01h</text:p>
      <text:p text:style-name="Preformatted_20_Text">0202 <text:s/>69 <text:span text:style-name="T8">02</text:span> <text:s text:c="4"/>ADC #02h</text:p>
      <text:p text:style-name="Preformatted_20_Text">0204 <text:s/>8D 08 02 <text:s/>STA 0208h</text:p>
      <text:p text:style-name="Text_20_body"/>
      <text:p text:style-name="Text_20_body">To finish this program, more ADC instruction will need to be added to it using the Enter command. <text:s/>This will overwrite the STA instruction that is currently at the bottom of the program but that is okay because another STA instruction can be placed at the end of the program when all of the ADC instructions have been added.</text:p>
      <text:p text:style-name="Text_20_body"/>
      <text:p text:style-name="Text_20_body"/>
      <text:p text:style-name="Standard"/>
      <text:p text:style-name="Standard">3) Enter in the following short machine language programs into the emulator one at a time and execute each one using the Trace command. <text:s/>Look closely at what happens to the register or memory location that is being worked with after each trace is executed. <text:s/>Also, pay close attention to <text:soft-page-break/>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
      <text:p text:style-name="Preformatted_20_Text">debug</text:p>
      <text:p text:style-name="Preformatted_20_Text">-?</text:p>
      <text:p text:style-name="P13"><text:soft-page-break/>-d 0000 ffff</text:p>
      <text:p text:style-name="P13">(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0881a8"/>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7</text:span><text:tab/><text:span text:style-name="MT2">6502 Machine Language</text:span><text:tab/><text:page-number text:select-page="current">26</text:page-number>/<text:page-count>28</text:page-count></text:p>
      </style:header>
      <style:footer>
        <text:p text:style-name="MP2"><text:span text:style-name="MT3">The Professor And Pat</text:span><text:span text:style-name="MT4"> series (</text:span>professorandpat.org)</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4-06-16T20:19:40</meta:creation-date>
    <dc:date>2011-01-26T19:23:50</dc:date>
    <dc:language>en-US</dc:language>
    <meta:editing-cycles>494</meta:editing-cycles>
    <meta:editing-duration>PT199H40M07S</meta:editing-duration>
    <meta:document-statistic meta:table-count="0" meta:image-count="0" meta:object-count="6" meta:page-count="28" meta:paragraph-count="418" meta:word-count="6986" meta:character-count="390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text-properties fo:font-family="'Courier New'" style:font-family-generic="modern" style:font-pitch="fixed" fo:font-size="12pt"/>
    </style:style>
    <style:style style:name="P6" style:family="paragraph">
      <style:text-properties fo:font-size="12pt"/>
    </style:style>
    <style:style style:name="P7" style:family="paragraph">
      <style:paragraph-properties fo:text-align="center"/>
    </style:style>
    <style:style style:name="P8"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3cm" svg:height="1.30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708cm" svg:x="0.786cm" svg:y="1cm">
          <draw:text-box>
            <text:p text:style-name="P1"><text:span text:style-name="T2">Figure 3</text:span></text:p>
          </draw:text-box>
        </draw:frame>
        <draw:frame draw:style-name="gr1" draw:text-style-name="P5" draw:layer="layout" svg:width="6.598cm" svg:height="2.235cm" svg:x="2.449cm" svg:y="4.823cm">
          <draw:text-box>
            <text:p text:style-name="P1"><text:span text:style-name="T3">0200</text:span><text:span text:style-name="T4"> A9 0A </text:span><text:span text:style-name="T4"><text:tab/></text:span><text:span text:style-name="T5">lda #10d</text:span></text:p>
            <text:p text:style-name="P1"><text:span text:style-name="T3">0202</text:span><text:span text:style-name="T4"> 69 05</text:span><text:span text:style-name="T4"><text:tab/></text:span><text:span text:style-name="T5">adc #5d</text:span></text:p>
            <text:p text:style-name="P1"><text:span text:style-name="T3">0204</text:span><text:span text:style-name="T4"> 8D 08 02</text:span><text:span text:style-name="T4"><text:tab/></text:span><text:span text:style-name="T5">sta 0208h</text:span></text:p>
            <text:p text:style-name="P1"><text:span text:style-name="T3">0207</text:span><text:span text:style-name="T4"> 00</text:span><text:span text:style-name="T4"><text:tab/></text:span><text:span text:style-name="T4"><text:tab/></text:span><text:span text:style-name="T5">brk</text:span></text:p>
          </draw:text-box>
        </draw:frame>
        <draw:frame draw:style-name="gr1" draw:text-style-name="P6" draw:layer="layout" svg:width="1.992cm" svg:height="1.309cm" svg:x="2.902cm" svg:y="3.115cm">
          <draw:text-box>
            <text:p text:style-name="P1"><text:span text:style-name="T6">Opcode</text:span></text:p>
            <text:p text:style-name="P1"><text:span text:style-name="T6">byte</text:span></text:p>
          </draw:text-box>
        </draw:frame>
        <draw:line draw:style-name="gr3" draw:text-style-name="P7" draw:layer="layout" svg:x1="4.673cm" svg:y1="4.673cm" svg:x2="6.06cm" svg:y2="4.673cm">
          <text:p text:style-name="P1"/>
        </draw:line>
        <draw:line draw:style-name="gr3" draw:text-style-name="P7" draw:layer="layout" svg:x1="6.081cm" svg:y1="4.673cm" svg:x2="6.081cm" svg:y2="4.844cm">
          <text:p text:style-name="P1"/>
        </draw:line>
        <draw:line draw:style-name="gr3" draw:text-style-name="P7" draw:layer="layout" svg:x1="4.652cm" svg:y1="4.673cm" svg:x2="4.652cm" svg:y2="4.823cm">
          <text:p text:style-name="P1"/>
        </draw:line>
        <draw:frame draw:style-name="gr1" draw:text-style-name="P6" draw:layer="layout" svg:width="2.183cm" svg:height="1.838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7" draw:layer="layout" svg:x1="4.076cm" svg:y1="3.884cm" svg:x2="4.204cm" svg:y2="4.823cm">
          <text:p text:style-name="P1"/>
        </draw:line>
        <draw:line draw:style-name="gr4" draw:text-style-name="P7" draw:layer="layout" svg:x1="5.505cm" svg:y1="3.478cm" svg:x2="5.377cm" svg:y2="4.609cm">
          <text:p text:style-name="P1"/>
        </draw:line>
        <draw:line draw:style-name="gr5" draw:text-style-name="P7" draw:layer="layout" svg:x1="6.388cm" svg:y1="4.674cm" svg:x2="6.388cm" svg:y2="4.824cm">
          <text:p text:style-name="P1"/>
        </draw:line>
        <draw:line draw:style-name="gr5" draw:text-style-name="P7" draw:layer="layout" svg:x1="8.926cm" svg:y1="4.673cm" svg:x2="8.926cm" svg:y2="4.844cm">
          <text:p text:style-name="P1"/>
        </draw:line>
        <draw:frame draw:style-name="gr1" draw:text-style-name="P8" draw:layer="layout" svg:width="2.458cm" svg:height="1.838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7" draw:layer="layout" svg:x1="7.916cm" svg:y1="3.841cm" svg:x2="7.767cm" svg:y2="4.545cm">
          <text:p text:style-name="P1"/>
        </draw:line>
        <draw:line draw:style-name="gr5" draw:text-style-name="P7"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